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A000000AA8AD7D099898D97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22cm" fo:margin-left="0cm" table:align="left"/>
    </style:style>
    <style:style style:name="Tableau2.A" style:family="table-column">
      <style:table-column-properties style:column-width="0.9cm"/>
    </style:style>
    <style:style style:name="Tableau2.B" style:family="table-column">
      <style:table-column-properties style:column-width="0.991cm"/>
    </style:style>
    <style:style style:name="Tableau2.C" style:family="table-column">
      <style:table-column-properties style:column-width="2.364cm"/>
    </style:style>
    <style:style style:name="Tableau2.D" style:family="table-column">
      <style:table-column-properties style:column-width="1.418cm"/>
    </style:style>
    <style:style style:name="Tableau2.F" style:family="table-column">
      <style:table-column-properties style:column-width="1.409cm"/>
    </style:style>
    <style:style style:name="Tableau2.G" style:family="table-column">
      <style:table-column-properties style:column-width="1.395cm"/>
    </style:style>
    <style:style style:name="Tableau2.H" style:family="table-column">
      <style:table-column-properties style:column-width="1.45cm"/>
    </style:style>
    <style:style style:name="Tableau2.K" style:family="table-column">
      <style:table-column-properties style:column-width="1.8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64f0"/>
    </style:style>
    <style:style style:name="P2" style:family="paragraph" style:parent-style-name="Standard">
      <style:text-properties officeooo:paragraph-rsid="0003ebf8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37914" officeooo:paragraph-rsid="0003ebf8" style:font-size-asian="10pt" style:font-size-complex="10pt"/>
    </style:style>
    <style:style style:name="P4" style:family="paragraph" style:parent-style-name="Standard">
      <style:text-properties officeooo:paragraph-rsid="00095704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Table_20_Contents">
      <style:text-properties fo:color="#000000" loext:opacity="100%" fo:font-size="9pt" officeooo:rsid="00160a91" officeooo:paragraph-rsid="00095704" fo:background-color="transparen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size="10pt" officeooo:rsid="0005ae4c" officeooo:paragraph-rsid="00095704" fo:background-color="transparen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fo:font-size="10pt" officeooo:rsid="0008930c" officeooo:paragraph-rsid="00095704" fo:background-color="transparent" style:font-size-asian="10pt" style:font-size-complex="10pt"/>
    </style:style>
    <style:style style:name="P9" style:family="paragraph" style:parent-style-name="Table_20_Contents">
      <style:text-properties fo:color="#000000" loext:opacity="100%" fo:font-size="8pt" officeooo:rsid="0014213a" officeooo:paragraph-rsid="0014213a" fo:background-color="transparent" style:font-size-asian="8pt" style:font-size-complex="8pt"/>
    </style:style>
    <style:style style:name="P10" style:family="paragraph" style:parent-style-name="Table_20_Contents">
      <style:text-properties fo:color="#000000" loext:opacity="100%" fo:font-size="8pt" officeooo:rsid="0014213a" officeooo:paragraph-rsid="00095704" fo:background-color="transparent" style:font-size-asian="8pt" style:font-size-complex="8pt"/>
    </style:style>
    <style:style style:name="P11" style:family="paragraph" style:parent-style-name="Table_20_Contents">
      <style:text-properties fo:color="#000000" loext:opacity="100%" fo:font-size="8pt" officeooo:rsid="00160a91" officeooo:paragraph-rsid="00160a91" fo:background-color="transparen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fo:font-size="12pt" officeooo:rsid="0005ae4c" officeooo:paragraph-rsid="0005ae4c" fo:background-color="transparen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fo:font-size="12pt" officeooo:rsid="0008930c" officeooo:paragraph-rsid="0008930c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037914" officeooo:paragraph-rsid="00095704" style:font-size-asian="10pt" style:font-size-complex="10pt"/>
    </style:style>
    <style:style style:name="P15" style:family="paragraph" style:parent-style-name="Table_20_Contents">
      <style:text-properties fo:font-size="10pt" officeooo:rsid="00037914" officeooo:paragraph-rsid="00095704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0364f0" officeooo:paragraph-rsid="00095704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0364f0" officeooo:paragraph-rsid="00095704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0364f0" officeooo:paragraph-rsid="00095704" style:font-size-asian="10pt" style:font-size-complex="10pt"/>
    </style:style>
    <style:style style:name="P19" style:family="paragraph" style:parent-style-name="Table_20_Contents">
      <style:text-properties fo:font-size="10pt" officeooo:rsid="000364f0" officeooo:paragraph-rsid="0009570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05ae4c" officeooo:paragraph-rsid="0009570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063da3" officeooo:paragraph-rsid="00095704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070408" officeooo:paragraph-rsid="00095704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rsid="00070408" officeooo:paragraph-rsid="00095704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rsid="00070408" officeooo:paragraph-rsid="00095704" style:font-size-asian="10pt" style:font-size-complex="10pt"/>
    </style:style>
    <style:style style:name="P25" style:family="paragraph" style:parent-style-name="Table_20_Contents">
      <style:text-properties fo:font-size="10pt" officeooo:rsid="00070408" officeooo:paragraph-rsid="0009570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08930c" officeooo:paragraph-rsid="00095704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fo:font-style="italic" officeooo:rsid="000364f0" officeooo:paragraph-rsid="00095704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fo:font-size="10pt" fo:font-style="italic" officeooo:rsid="000364f0" officeooo:paragraph-rsid="00095704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font-size="10pt" fo:font-style="italic" officeooo:rsid="00070408" officeooo:paragraph-rsid="00095704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37914" officeooo:paragraph-rsid="0006b99b" style:font-size-asian="12pt" style:font-size-complex="12pt"/>
    </style:style>
    <style:style style:name="P31" style:family="paragraph" style:parent-style-name="Table_20_Contents">
      <style:text-properties fo:font-size="12pt" officeooo:rsid="00037914" officeooo:paragraph-rsid="0003ebf8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70408" officeooo:paragraph-rsid="00070408" style:font-size-asian="12pt" style:font-size-complex="12pt"/>
    </style:style>
    <style:style style:name="P33" style:family="paragraph" style:parent-style-name="Table_20_Contents">
      <style:text-properties fo:font-size="12pt" officeooo:rsid="00070408" officeooo:paragraph-rsid="00070408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070408" officeooo:paragraph-rsid="00070408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fo:font-size="12pt" officeooo:rsid="00070408" officeooo:paragraph-rsid="00070408" style:font-size-asian="12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font-size="12pt" officeooo:rsid="000364f0" officeooo:paragraph-rsid="0003ebf8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0364f0" officeooo:paragraph-rsid="0003ebf8" style:font-size-asian="12pt" style:font-size-complex="12pt"/>
    </style:style>
    <style:style style:name="P38" style:family="paragraph" style:parent-style-name="Table_20_Contents">
      <style:text-properties fo:font-size="12pt" officeooo:rsid="000364f0" officeooo:paragraph-rsid="0003ebf8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0364f0" officeooo:paragraph-rsid="0003ebf8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05ae4c" officeooo:paragraph-rsid="0005ae4c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08930c" officeooo:paragraph-rsid="0008930c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063da3" officeooo:paragraph-rsid="00063da3" style:font-size-asian="12pt" style:font-size-complex="12pt"/>
    </style:style>
    <style:style style:name="P43" style:family="paragraph" style:parent-style-name="Table_20_Contents">
      <style:text-properties fo:font-size="12pt" fo:font-style="italic" officeooo:rsid="000364f0" officeooo:paragraph-rsid="0003ebf8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start" style:justify-single-word="false"/>
      <style:text-properties fo:font-size="12pt" fo:font-style="italic" officeooo:rsid="000364f0" officeooo:paragraph-rsid="0003ebf8" style:font-size-asian="12pt" style:font-style-asian="italic" style:font-size-complex="12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font-size="12pt" fo:font-style="italic" officeooo:rsid="00070408" officeooo:paragraph-rsid="00070408" style:font-size-asian="12pt" style:font-style-asian="italic" style:font-size-complex="12pt" style:font-style-complex="italic"/>
    </style:style>
    <style:style style:name="T1" style:family="text">
      <style:text-properties officeooo:rsid="00210626"/>
    </style:style>
    <style:style style:name="T2" style:family="text">
      <style:text-properties officeooo:rsid="00160a91"/>
    </style:style>
    <style:style style:name="T3" style:family="text">
      <style:text-properties officeooo:rsid="0005ae4c"/>
    </style:style>
    <style:style style:name="T4" style:family="text">
      <style:text-properties officeooo:rsid="00063da3"/>
    </style:style>
    <style:style style:name="T5" style:family="text">
      <style:text-properties officeooo:rsid="00070408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0893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2"/>
        <table:table-column table:style-name="Tableau2.F"/>
        <table:table-column table:style-name="Tableau2.G"/>
        <table:table-column table:style-name="Tableau2.H"/>
        <table:table-column table:style-name="Tableau2.D"/>
        <table:table-column table:style-name="Tableau2.C"/>
        <table:table-column table:style-name="Tableau2.K"/>
        <table:table-row table:style-name="TableLine1954325063616">
          <table:table-cell table:style-name="Tableau2.A1" table:number-columns-spanned="2" office:value-type="string">
            <text:p text:style-name="P3">EVAL</text:p>
          </table:table-cell>
          <table:covered-table-cell/>
          <table:table-cell table:style-name="Tableau2.A1" table:number-columns-spanned="8" office:value-type="string">
            <text:p text:style-name="P30">PROJET n°<text:span text:style-name="T3">1</text:span>:</text:p>
            <text:p text:style-name="P30"><text:s/><text:span text:style-name="T3">mon prénom est un table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1" office:value-type="string">
            <text:p text:style-name="P31"><draw:frame draw:style-name="fr1" draw:name="Image2" text:anchor-type="char" svg:width="0.852cm" svg:height="0.852cm" draw:z-index="0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54325062256">
          <table:table-cell table:style-name="Tableau2.A2" table:number-columns-spanned="4" office:value-type="string">
            <text:p text:style-name="P31">Nom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31">Prénom</text:p>
          </table:table-cell>
          <table:covered-table-cell/>
          <table:covered-table-cell/>
          <table:covered-table-cell/>
          <table:table-cell table:style-name="Tableau2.I2" table:number-columns-spanned="3" office:value-type="string">
            <text:p text:style-name="P31">Classe</text:p>
          </table:table-cell>
          <table:covered-table-cell/>
          <table:covered-table-cell/>
        </table:table-row>
        <table:table-row table:style-name="TableLine1954325062256">
          <table:table-cell table:style-name="Tableau2.I2" table:number-columns-spanned="11" office:value-type="string">
            <text:p text:style-name="P32">Création d’un alphabet, dans mon cah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4325075856">
          <table:table-cell table:style-name="Tableau2.A2" table:number-rows-spanned="2" table:number-columns-spanned="5" office:value-type="string">
            <text:p text:style-name="P43">Adéquation proposition/sujet :</text:p>
            <text:p text:style-name="P33">Mon alphabet est complet, chaque lettre a son symbole/dessin</text:p>
          </table:table-cell>
          <table:covered-table-cell/>
          <table:covered-table-cell/>
          <table:covered-table-cell/>
          <table:covered-table-cell/>
          <table:table-cell table:style-name="Tableau2.A2" office:value-type="string">
            <text:p text:style-name="P36">/<text:span text:style-name="T5">4</text:span></text:p>
          </table:table-cell>
          <table:table-cell table:style-name="Tableau2.A2" office:value-type="string">
            <text:p text:style-name="P37">/<text:span text:style-name="T5">4</text:span></text:p>
          </table:table-cell>
          <table:table-cell table:style-name="Tableau2.I2" table:number-rows-spanned="2" table:number-columns-spanned="4" office:value-type="string">
            <text:p text:style-name="P44">Investissement dans le travail :</text:p>
            <text:p text:style-name="P34">J’ai travaillé sans rechigner, de bon cœur</text:p>
          </table:table-cell>
          <table:covered-table-cell/>
          <table:covered-table-cell/>
          <table:covered-table-cell/>
        </table:table-row>
        <table:table-row table:style-name="TableLine1954325062800">
          <table:covered-table-cell/>
          <table:covered-table-cell/>
          <table:covered-table-cell/>
          <table:covered-table-cell/>
          <table:covered-table-cell/>
          <table:table-cell table:style-name="Tableau2.A2" table:number-rows-spanned="2" table:number-columns-spanned="2" office:value-type="string">
            <text:p text:style-name="P38"/>
            <text:p text:style-name="P39">/20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54325072864">
          <table:table-cell table:style-name="Tableau2.A2" table:number-rows-spanned="2" table:number-columns-spanned="5" office:value-type="string">
            <text:p text:style-name="P38"><text:span text:style-name="T6">Mobilisation des moyens :</text:span></text:p>
            <text:p text:style-name="P33">j’ai travaillé chaque symbole avec soin, des couleur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I2" table:number-rows-spanned="2" table:number-columns-spanned="4" office:value-type="string">
            <text:p text:style-name="P45">Compétences mobilisées (cf ci-dessous) <text:span text:style-name="T7">pour la réalisation finale</text:span></text:p>
          </table:table-cell>
          <table:covered-table-cell/>
          <table:covered-table-cell/>
          <table:covered-table-cell/>
        </table:table-row>
        <table:table-row table:style-name="TableLine1954325075312"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36">/<text:span text:style-name="T5">4</text:span></text:p>
          </table:table-cell>
          <table:table-cell table:style-name="Tableau2.A2" office:value-type="string">
            <text:p text:style-name="P37">/<text:span text:style-name="T5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954325073136">
          <table:table-cell table:style-name="Tableau2.A2" office:value-type="string">
            <text:p text:style-name="P9"><text:span text:style-name="T1">1</text:span>4</text:p>
          </table:table-cell>
          <table:table-cell table:style-name="Tableau2.I2" table:number-columns-spanned="10" office:value-type="string">
            <text:p text:style-name="P9">Prendre en compte les conditions de la <text:span text:style-name="T2">réception</text:span> de sa production dès la démarche de création, en prêtant attention aux modalités de sa présent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4325073136">
          <table:table-cell table:style-name="Tableau2.I2" table:number-columns-spanned="11" office:value-type="string">
            <text:p text:style-name="P12">Utilisation de la feuille ; travail de compos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4325073136">
          <table:table-cell table:style-name="Tableau2.A2" table:number-columns-spanned="3" office:value-type="string">
            <text:p text:style-name="P12">Feuille partiellement exploitée(recadrage, zones vides)</text:p>
            <text:p text:style-name="P12"/>
            <text:p text:style-name="P12"/>
            <text:p text:style-name="P13">1</text:p>
          </table:table-cell>
          <table:covered-table-cell/>
          <table:covered-table-cell/>
          <table:table-cell table:style-name="Tableau2.A2" table:number-columns-spanned="3" office:value-type="string">
            <text:p text:style-name="P12">Travail bien réparti sur toute la feuille</text:p>
            <text:p text:style-name="P12"/>
            <text:p text:style-name="P12"/>
            <text:p text:style-name="P12"/>
            <text:p text:style-name="P13">2</text:p>
          </table:table-cell>
          <table:covered-table-cell/>
          <table:covered-table-cell/>
          <table:table-cell table:style-name="Tableau2.A2" table:number-columns-spanned="3" office:value-type="string">
            <text:p text:style-name="P12"><text:s/>Feuille exploitée au maximum</text:p>
            <text:p text:style-name="P12">tu as réfléchi au placement des éléments avant de te lancer</text:p>
            <text:p text:style-name="P13">3</text:p>
          </table:table-cell>
          <table:covered-table-cell/>
          <table:covered-table-cell/>
          <table:table-cell table:style-name="Tableau2.I2" table:number-columns-spanned="2" office:value-type="string">
            <text:p text:style-name="P12">Exploitation optimale de la feuille</text:p>
            <text:p text:style-name="P12">travail de composition réfléchi et équilibré</text:p>
            <text:p text:style-name="P12"/>
            <text:p text:style-name="P13">4</text:p>
          </table:table-cell>
          <table:covered-table-cell/>
        </table:table-row>
        <table:table-row table:style-name="TableLine1954325073136">
          <table:table-cell table:style-name="Tableau2.A2" office:value-type="string">
            <text:p text:style-name="P11"><text:span text:style-name="T1">2</text:span>2</text:p>
          </table:table-cell>
          <table:table-cell table:style-name="Tableau2.I2" table:number-columns-spanned="10" office:value-type="string">
            <text:p text:style-name="P11">Confronter intention et réalisation dans la conduite d'un projet pour l'adapter et le réorienter, s'assurer de la dimension artistique de celui-c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4325073136">
          <table:table-cell table:style-name="Tableau2.I2" table:number-columns-spanned="11" office:value-type="string">
            <text:p text:style-name="P40">Niveau d’abstraction, résultat fi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54325073136">
          <table:table-cell table:style-name="Tableau2.A2" table:number-columns-spanned="3" office:value-type="string">
            <text:p text:style-name="P40">J’ai aligné les symboles comme une ligne d’écriture</text:p>
            <text:p text:style-name="P40"/>
            <text:p text:style-name="P40"/>
            <text:p text:style-name="P41">1</text:p>
          </table:table-cell>
          <table:covered-table-cell/>
          <table:covered-table-cell/>
          <table:table-cell table:style-name="Tableau2.A2" table:number-columns-spanned="3" office:value-type="string">
            <text:p text:style-name="P40">J’ai <text:span text:style-name="T4">pris la peine de présenter mes symboles dans une autre logique de lecture</text:span></text:p>
            <text:p text:style-name="P41">2</text:p>
          </table:table-cell>
          <table:covered-table-cell/>
          <table:covered-table-cell/>
          <table:table-cell table:style-name="Tableau2.A2" table:number-columns-spanned="3" office:value-type="string">
            <text:p text:style-name="P42">J’ai construit mon travail comme un tableau</text:p>
            <text:p text:style-name="P42"/>
            <text:p text:style-name="P42"/>
            <text:p text:style-name="P41">3</text:p>
          </table:table-cell>
          <table:covered-table-cell/>
          <table:covered-table-cell/>
          <table:table-cell table:style-name="Tableau2.I2" table:number-columns-spanned="2" office:value-type="string">
            <text:p text:style-name="P42">Mon travail est un vrai tableau, loin d’une quelconque logique d’écriture</text:p>
            <text:p text:style-name="P41">4</text:p>
          </table:table-cell>
          <table:covered-table-cell/>
        </table:table-row>
      </table:table>
      <text:p text:style-name="P2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16T11:05:58.017000000</meta:creation-date>
    <dc:date>2022-11-07T13:02:45.527000000</dc:date>
    <meta:editing-duration>PT1H28M15S</meta:editing-duration>
    <meta:editing-cycles>8</meta:editing-cycles>
    <meta:generator>LibreOffice/7.1.5.2$Windows_X86_64 LibreOffice_project/85f04e9f809797b8199d13c421bd8a2b025d52b5</meta:generator>
    <meta:document-statistic meta:table-count="1" meta:image-count="1" meta:object-count="0" meta:page-count="1" meta:paragraph-count="43" meta:word-count="211" meta:character-count="1314" meta:non-whitespace-character-count="1143"/>
  </office:meta>
</office:document-meta>
</file>